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d821" officeooo:paragraph-rsid="0012d821"/>
    </style:style>
    <style:style style:name="P2" style:family="paragraph" style:parent-style-name="Standard">
      <style:text-properties officeooo:paragraph-rsid="0012d821"/>
    </style:style>
    <style:style style:name="P3" style:family="paragraph" style:parent-style-name="Standard">
      <style:text-properties officeooo:rsid="0013c5cd" officeooo:paragraph-rsid="0012d821"/>
    </style:style>
    <style:style style:name="P4" style:family="paragraph" style:parent-style-name="Standard">
      <style:text-properties officeooo:rsid="0013c5cd" officeooo:paragraph-rsid="0013c5cd"/>
    </style:style>
    <style:style style:name="P5" style:family="paragraph" style:parent-style-name="Standard">
      <style:text-properties style:use-window-font-color="true" loext:opacity="0%" officeooo:rsid="0013c5cd" officeooo:paragraph-rsid="0013c5cd"/>
    </style:style>
    <style:style style:name="P6" style:family="paragraph" style:parent-style-name="Standard">
      <style:text-properties officeooo:rsid="0013ddaf" officeooo:paragraph-rsid="0013ddaf"/>
    </style:style>
    <style:style style:name="P7" style:family="paragraph" style:parent-style-name="Standard">
      <style:text-properties officeooo:rsid="0013ddaf" officeooo:paragraph-rsid="00143be0"/>
    </style:style>
    <style:style style:name="P8" style:family="paragraph" style:parent-style-name="Standard">
      <style:text-properties officeooo:rsid="00143be0" officeooo:paragraph-rsid="00143be0"/>
    </style:style>
    <style:style style:name="P9" style:family="paragraph" style:parent-style-name="Standard">
      <style:text-properties officeooo:rsid="0012d821" officeooo:paragraph-rsid="0012d821"/>
    </style:style>
    <style:style style:name="P10" style:family="paragraph" style:parent-style-name="Standard">
      <style:text-properties officeooo:rsid="001621e2" officeooo:paragraph-rsid="001621e2"/>
    </style:style>
    <style:style style:name="P11" style:family="paragraph" style:parent-style-name="Standard">
      <style:text-properties officeooo:rsid="0013ddaf" officeooo:paragraph-rsid="0013ddaf"/>
    </style:style>
    <style:style style:name="P12" style:family="paragraph" style:parent-style-name="Standard">
      <style:paragraph-properties fo:text-align="end" style:justify-single-word="false"/>
      <style:text-properties officeooo:rsid="001a1857" officeooo:paragraph-rsid="001a1857" fo:background-color="transparent"/>
    </style:style>
    <style:style style:name="P13" style:family="paragraph">
      <style:paragraph-properties fo:text-align="center"/>
    </style:style>
    <style:style style:name="P14" style:family="paragraph">
      <loext:graphic-properties draw:fill-color="#ff0000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13c5cd"/>
    </style:style>
    <style:style style:name="T3" style:family="text">
      <style:text-properties fo:color="#c9211e" loext:opacity="100%"/>
    </style:style>
    <style:style style:name="T4" style:family="text">
      <style:text-properties officeooo:rsid="00143be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ff00" loext:char-shading-value="0"/>
    </style:style>
    <style:style style:name="T8" style:family="text"/>
    <style:style style:name="T9" style:family="text">
      <style:text-properties fo:background-color="transparent" loext:char-shading-value="0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1374in" fo:min-width="0.1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0984in" fo:min-width="0.1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3098in" fo:min-width="0.2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128in" fo:min-width="0.1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0945in" fo:min-width="0.1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0.1043in" fo:min-width="0.1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0.1874in" fo:min-width="0.2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0.2071in" fo:min-width="0.1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0.2209in" fo:min-width="0.2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0.2209in" fo:min-width="0.2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0.1972in" fo:min-width="0.1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textarea-horizontal-align="justify" draw:textarea-vertical-align="middle" draw:auto-grow-height="false" fo:min-height="0.0984in" fo:min-width="0.1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textarea-horizontal-align="justify" draw:textarea-vertical-align="middle" draw:auto-grow-height="false" fo:min-height="0.128in" fo:min-width="0.1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textarea-horizontal-align="justify" draw:textarea-vertical-align="middle" draw:auto-grow-height="false" fo:min-height="0.1138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textarea-horizontal-align="justify" draw:textarea-vertical-align="middle" draw:auto-grow-height="false" fo:min-height="0.089in" fo:min-width="0.1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textarea-horizontal-align="justify" draw:textarea-vertical-align="middle" draw:auto-grow-height="false" fo:min-height="0.0736in" fo:min-width="0.0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textarea-horizontal-align="justify" draw:textarea-vertical-align="middle" draw:auto-grow-height="false" fo:min-height="0.0791in" fo:min-width="0.0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textarea-horizontal-align="justify" draw:textarea-vertical-align="middle" draw:auto-grow-height="false" fo:min-height="0.0835in" fo:min-width="0.0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color="#ff0000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homas More, Mechelen 04 Oct 2023</text:p>
      <text:p text:style-name="P10"><text:span text:style-name="T7"/></text:p>
      <text:p text:style-name="P10"><text:span text:style-name="T7"/></text:p>
      <text:p text:style-name="P10"><text:span text:style-name="T7">NOTE</text:span><text:line-break/><text:line-break/>The following is a set of notes to help students <text:span text:style-name="T5">understand</text:span> what the subject of the lesson is about, in this case we talk about Linear Regression, therefore we build a case in which Linear regression was used to calculate mice size depending on its weight.</text:p>
      <text:p text:style-name="P10"/>
      <text:p text:style-name="P10">Please refer to the slides and recommended books in order to get deeper understanding.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1"/>
      <text:p text:style-name="P1"/>
      <text:p text:style-name="P1">Build an intuition about Linear regression.</text:p>
      <text:p text:style-name="P1">There are 3 main ideas: use least-squares, calculate R squared, calculate -values for R squared.</text:p>
      <text:p text:style-name="P1"><draw:custom-shape text:anchor-type="paragraph" draw:z-index="8" draw:name="Shape 12" draw:style-name="gr14" svg:width="0.1949in" svg:height="0.1394in" svg:x="2.6453in" svg:y="0.07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" draw:name="Line 6" draw:style-name="gr1" draw:text-style-name="P13" svg:x1="0.5827in" svg:y1="1.2638in" svg:x2="3.4228in" svg:y2="0.0902in"><text:p/></draw:line></text:p>
      <text:p text:style-name="Standard"><draw:line text:anchor-type="paragraph" draw:z-index="0" draw:name="Line 4" draw:style-name="gr1" draw:text-style-name="P13" svg:x1="0.5205in" svg:y1="0.072in" svg:x2="0.5134in" svg:y2="1.9055in"><text:p/></draw:line></text:p>
      <text:p text:style-name="Standard"><draw:custom-shape text:anchor-type="paragraph" draw:z-index="7" draw:name="Shape 11" draw:style-name="gr15" svg:width="0.174in" svg:height="0.1807in" svg:x="2.4717in" svg:y="0.0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custom-shape text:anchor-type="paragraph" draw:z-index="6" draw:name="Shape 10" draw:style-name="gr16" svg:width="0.1878in" svg:height="0.1598in" svg:x="2.1173in" svg:y="0.06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custom-shape text:anchor-type="paragraph" draw:z-index="5" draw:name="Shape 9" draw:style-name="gr17" svg:width="0.1461in" svg:height="0.1252in" svg:x="1.8118in" svg:y="0.0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custom-shape text:anchor-type="paragraph" draw:z-index="3" draw:name="Shape 7" draw:style-name="gr19" svg:width="0.0976in" svg:height="0.1114in" svg:x="1.2354in" svg:y="0.1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 8" draw:style-name="gr18" svg:width="0.1252in" svg:height="0.1043in" svg:x="1.4717in" svg:y="0.0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><draw:custom-shape text:anchor-type="paragraph" draw:z-index="2" draw:name="Shape 6" draw:style-name="gr20" svg:width="0.1043in" svg:height="0.1185in" svg:x="1.1382in" svg:y="0.0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><draw:line text:anchor-type="paragraph" draw:z-index="1" draw:name="Line 5" draw:style-name="gr1" draw:text-style-name="P13" svg:x1="0.298in" svg:y1="0.1362in" svg:x2="4.2496in" svg:y2="0.1642in"><text:p/></draw:line></text:p>
      <text:p text:style-name="Standard"/>
      <text:p text:style-name="Standard"/>
      <text:p text:style-name="P1">X-axis mouse weight</text:p>
      <text:p text:style-name="P1">Y-axis mouse size</text:p>
      <text:p text:style-name="Standard"/>
      <text:p text:style-name="P1">Our goal is to use mouse weight to predict mouse size.</text:p>
      <text:p text:style-name="P2"/>
      <text:p text:style-name="Standard"/>
      <text:p text:style-name="P1">1<text:span text:style-name="T1">st</text:span> step: draw a line through the data</text:p>
      <text:p text:style-name="P1"/>
      <text:p text:style-name="P1"/>
      <text:p text:style-name="P2"><draw:line text:anchor-type="paragraph" draw:z-index="10" draw:name="Line 7" draw:style-name="gr1" draw:text-style-name="P13" svg:x1="0.5205in" svg:y1="0.072in" svg:x2="0.5134in" svg:y2="1.9055in"><text:p/></draw:line><draw:custom-shape text:anchor-type="paragraph" draw:z-index="18" draw:name="Shape 19" draw:style-name="gr14" svg:width="0.1949in" svg:height="0.1394in" svg:x="2.7425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custom-shape text:anchor-type="paragraph" draw:z-index="17" draw:name="Shape 18" draw:style-name="gr15" svg:width="0.174in" svg:height="0.1807in" svg:x="2.4717in" svg:y="0.0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custom-shape text:anchor-type="paragraph" draw:z-index="16" draw:name="Shape 17" draw:style-name="gr16" svg:width="0.1878in" svg:height="0.1598in" svg:x="2.1173in" svg:y="0.06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9" draw:name="Line 9" draw:style-name="gr1" draw:text-style-name="P13" svg:x1="0.1035in" svg:y1="0.1472in" svg:x2="5.0898in" svg:y2="0.1193in"><text:p/></draw:line></text:p>
      <text:p text:style-name="P2"><draw:custom-shape text:anchor-type="paragraph" draw:z-index="15" draw:name="Shape 16" draw:style-name="gr17" svg:width="0.1461in" svg:height="0.1252in" svg:x="1.8118in" svg:y="0.0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<draw:custom-shape text:anchor-type="paragraph" draw:z-index="13" draw:name="Shape 14" draw:style-name="gr19" svg:width="0.0976in" svg:height="0.1114in" svg:x="1.2354in" svg:y="0.1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 15" draw:style-name="gr18" svg:width="0.1252in" svg:height="0.1043in" svg:x="1.4717in" svg:y="0.0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custom-shape text:anchor-type="paragraph" draw:z-index="12" draw:name="Shape 13" draw:style-name="gr20" svg:width="0.1043in" svg:height="0.1185in" svg:x="1.1382in" svg:y="0.0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><draw:line text:anchor-type="paragraph" draw:z-index="11" draw:name="Line 8" draw:style-name="gr1" draw:text-style-name="P13" svg:x1="0.298in" svg:y1="0.1362in" svg:x2="4.2496in" svg:y2="0.1642in"><text:p/></draw:line></text:p>
      <text:p text:style-name="P2"/>
      <text:p text:style-name="P2"/>
      <text:p text:style-name="P1"/>
      <text:p text:style-name="P1"/>
      <text:p text:style-name="P1"/>
      <text:p text:style-name="P1"><text:soft-page-break/></text:p>
      <text:p text:style-name="P1"/>
      <text:p text:style-name="P1">2<text:span text:style-name="T1">nd</text:span> step: we want to measure the distance from the line that we just draw, square it, and then add them up</text:p>
      <text:p text:style-name="Standard"/>
      <text:p text:style-name="Standard"/>
      <text:p text:style-name="Standard"/>
      <text:p text:style-name="P2"><draw:line text:anchor-type="paragraph" draw:z-index="20" draw:name="Line 1" draw:style-name="gr1" draw:text-style-name="P13" svg:x1="0.5205in" svg:y1="0.072in" svg:x2="0.5134in" svg:y2="1.9055in"><text:p/></draw:line><draw:custom-shape text:anchor-type="paragraph" draw:z-index="28" draw:name="Shape 21" draw:style-name="gr14" svg:width="0.1949in" svg:height="0.1394in" svg:x="2.7425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custom-shape text:anchor-type="paragraph" draw:z-index="27" draw:name="Shape 20" draw:style-name="gr15" svg:width="0.174in" svg:height="0.1807in" svg:x="2.4717in" svg:y="0.0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custom-shape text:anchor-type="paragraph" draw:z-index="26" draw:name="Shape 5" draw:style-name="gr16" svg:width="0.1878in" svg:height="0.1598in" svg:x="2.1173in" svg:y="0.06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9" draw:name="Line 3" draw:style-name="gr1" draw:text-style-name="P13" svg:x1="0.1035in" svg:y1="0.1472in" svg:x2="5.0898in" svg:y2="0.1193in"><text:p/></draw:line><draw:line text:anchor-type="paragraph" draw:z-index="30" draw:name="Vertical line 1" draw:style-name="gr21" draw:text-style-name="P14" svg:x1="1.1799in" svg:y1="0.8445in" svg:x2="1.1799in" svg:y2="0.1472in"><text:p/></draw:line></text:p>
      <text:p text:style-name="P2"><draw:custom-shape text:anchor-type="paragraph" draw:z-index="25" draw:name="Shape 4" draw:style-name="gr17" svg:width="0.1461in" svg:height="0.1252in" svg:x="1.8118in" svg:y="0.0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custom-shape text:anchor-type="paragraph" draw:z-index="23" draw:name="Shape 2" draw:style-name="gr19" svg:width="0.0976in" svg:height="0.1114in" svg:x="1.2354in" svg:y="0.1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 3" draw:style-name="gr18" svg:width="0.1252in" svg:height="0.1043in" svg:x="1.4717in" svg:y="0.0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><draw:custom-shape text:anchor-type="paragraph" draw:z-index="22" draw:name="Shape 1" draw:style-name="gr20" svg:width="0.1043in" svg:height="0.1185in" svg:x="1.1382in" svg:y="0.0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><draw:line text:anchor-type="paragraph" draw:z-index="21" draw:name="Line 2" draw:style-name="gr1" draw:text-style-name="P13" svg:x1="0.298in" svg:y1="0.1362in" svg:x2="4.2496in" svg:y2="0.1642in"><text:p/></draw:line></text:p>
      <text:p text:style-name="P2"/>
      <text:p text:style-name="P1"/>
      <text:p text:style-name="P1"/>
      <text:p text:style-name="P1"/>
      <text:p text:style-name="P1"/>
      <text:p text:style-name="P1">3<text:span text:style-name="T1">rd</text:span> step: rotate the line a little bit</text:p>
      <text:p text:style-name="P1"/>
      <text:p text:style-name="P1"><draw:custom-shape text:anchor-type="paragraph" draw:z-index="39" draw:name="Shape 28" draw:style-name="gr14" svg:width="0.1949in" svg:height="0.1394in" svg:x="2.6453in" svg:y="0.07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line text:anchor-type="paragraph" draw:z-index="31" draw:name="Line 10" draw:style-name="gr1" draw:text-style-name="P13" svg:x1="0.5205in" svg:y1="0.072in" svg:x2="0.5134in" svg:y2="1.9055in"><text:p/></draw:line><draw:line text:anchor-type="paragraph" draw:z-index="40" draw:name="Line 12" draw:style-name="gr1" draw:text-style-name="P13" svg:x1="0.5201in" svg:y1="0.4902in" svg:x2="3.9437in" svg:y2="0.072in"><text:p/></draw:line></text:p>
      <text:p text:style-name="P2"><draw:custom-shape text:anchor-type="paragraph" draw:z-index="38" draw:name="Shape 27" draw:style-name="gr15" svg:width="0.174in" svg:height="0.1807in" svg:x="2.4717in" svg:y="0.0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custom-shape text:anchor-type="paragraph" draw:z-index="37" draw:name="Shape 26" draw:style-name="gr16" svg:width="0.1878in" svg:height="0.1598in" svg:x="2.1173in" svg:y="0.06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1" draw:name="Line 13" draw:style-name="gr13" draw:text-style-name="P13" svg:x1="1.1937in" svg:y1="0.85in" svg:x2="1.2075in" svg:y2="0.0098in"><text:p/></draw:line></text:p>
      <text:p text:style-name="P2"><draw:custom-shape text:anchor-type="paragraph" draw:z-index="36" draw:name="Shape 25" draw:style-name="gr17" svg:width="0.1461in" svg:height="0.1252in" svg:x="1.8118in" svg:y="0.0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custom-shape text:anchor-type="paragraph" draw:z-index="34" draw:name="Shape 23" draw:style-name="gr19" svg:width="0.0976in" svg:height="0.1114in" svg:x="1.2354in" svg:y="0.1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Shape 24" draw:style-name="gr18" svg:width="0.1252in" svg:height="0.1043in" svg:x="1.4717in" svg:y="0.0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><draw:custom-shape text:anchor-type="paragraph" draw:z-index="33" draw:name="Shape 22" draw:style-name="gr20" svg:width="0.1043in" svg:height="0.1185in" svg:x="1.1382in" svg:y="0.0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><draw:line text:anchor-type="paragraph" draw:z-index="32" draw:name="Line 11" draw:style-name="gr1" draw:text-style-name="P13" svg:x1="0.298in" svg:y1="0.1362in" svg:x2="4.2496in" svg:y2="0.1642in"><text:p/></draw:line></text:p>
      <text:p text:style-name="P2"/>
      <text:p text:style-name="P1"/>
      <text:p text:style-name="P1">With the new line, measure the distances <text:span text:style-name="T2">(residuals) </text:span>again and then add <text:span text:style-name="T2">them up again. </text:span></text:p>
      <text:p text:style-name="P4">And then see the total number (error).</text:p>
      <text:p text:style-name="P4"/>
      <text:p text:style-name="P4">1, 2, 3 Again, again, again,…</text:p>
      <text:p text:style-name="P4"><draw:custom-shape text:anchor-type="paragraph" draw:z-index="53" draw:name="Shape 33" draw:style-name="gr8" svg:width="0.3059in" svg:height="0.2642in" svg:x="4.5339in" svg:y="0.3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fter a bunch of times doing rotations you can plot the sum of the errors corresponding to the residuals.</text:p>
      <text:p text:style-name="P4"><draw:line text:anchor-type="paragraph" draw:z-index="42" draw:name="Line 14" draw:style-name="gr1" draw:text-style-name="P13" svg:x1="0.4717in" svg:y1="0.0307in" svg:x2="0.4854in" svg:y2="2.135in"><text:p/></draw:line></text:p>
      <text:p text:style-name="P4"><draw:custom-shape text:anchor-type="paragraph" draw:z-index="49" draw:name="Shape 29" draw:style-name="gr12" svg:width="0.2362in" svg:height="0.278in" svg:x="0.9437in" svg:y="0.0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><draw:line text:anchor-type="paragraph" draw:z-index="43" draw:name="Line 15" draw:style-name="gr1" draw:text-style-name="P13" svg:x1="0.2146in" svg:y1="1.4in" svg:x2="5.3535in" svg:y2="1.4138in"><text:p/></draw:line><draw:line text:anchor-type="paragraph" draw:z-index="44" draw:name="Horizontal line 1" draw:style-name="gr1" draw:text-style-name="P13" svg:x1="0.9366in" svg:y1="1.678in" svg:x2="1.2839in" svg:y2="1.678in"><text:p/></draw:line><draw:line text:anchor-type="paragraph" draw:z-index="45" draw:name="Line 16" draw:style-name="gr1" draw:text-style-name="P13" svg:x1="1.7075in" svg:y1="1.678in" svg:x2="2.0965in" svg:y2="1.6016in"><text:p/></draw:line><draw:line text:anchor-type="paragraph" draw:z-index="46" draw:name="Line 17" draw:style-name="gr1" draw:text-style-name="P13" svg:x1="2.6035in" svg:y1="1.7472in" svg:x2="2.9717in" svg:y2="1.5528in"><text:p/></draw:line><draw:line text:anchor-type="paragraph" draw:z-index="47" draw:name="Line 18" draw:style-name="gr1" draw:text-style-name="P13" svg:x1="3.6382in" svg:y1="1.6984in" svg:x2="3.7492in" svg:y2="1.4693in"><text:p/></draw:line><draw:line text:anchor-type="paragraph" draw:z-index="48" draw:name="Vertical line 2" draw:style-name="gr1" draw:text-style-name="P13" svg:x1="4.6102in" svg:y1="1.5252in" svg:x2="4.6102in" svg:y2="1.7472in"><text:p/></draw:line><draw:custom-shape text:anchor-type="paragraph" draw:z-index="50" draw:name="Shape 30" draw:style-name="gr11" svg:width="0.313in" svg:height="0.313in" svg:x="1.5689in" svg:y="0.12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Shape 31" draw:style-name="gr10" svg:width="0.3406in" svg:height="0.313in" svg:x="2.4717in" svg:y="0.70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Shape 32" draw:style-name="gr9" svg:width="0.2571in" svg:height="0.2921in" svg:x="3.5134in" svg:y="0.05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>X-axis is the rotations</text:p>
      <text:p text:style-name="P4">Y-axis is the residuals error (distances)</text:p>
      <text:p text:style-name="P4"/>
      <text:p text:style-name="P4">This is called Least Squared Rotations. </text:p>
      <text:p text:style-name="P4">The equation of the line is: </text:p>
      <text:p text:style-name="P4">Y = m + bx</text:p>
      <text:p text:style-name="P4">Y = 0.1 + 0.78*X</text:p>
      <text:p text:style-name="P4"/>
      <text:p text:style-name="P4">For our mouse example, the slope os not 0. <text:span text:style-name="T3">What does that mean???</text:span></text:p>
      <text:p text:style-name="P4"/>
      <text:p text:style-name="P5">There is an inclinated line. There is a dependency between the size and the weight of the mouse.</text:p>
      <text:p text:style-name="P5"/>
      <text:p text:style-name="P5">We are guessing the line. We are rotation and figuring out what line is the best. <text:line-break/><text:line-break/>HOW DO WE KNOW FOR SURE THAT OUR GUES IS THE BEST ONE?</text:p>
      <text:p text:style-name="P5"/>
      <text:p text:style-name="P5"/>
      <text:p text:style-name="P5"/>
      <text:p text:style-name="P6">R-squared is a measurement that will tell you definetly is there is a good fit in your line.</text:p>
      <text:p text:style-name="P6"/>
      <text:p text:style-name="P6">For calculating the R-squared. <text:line-break/>First need to calculate the average of the mouse sizes.</text:p>
      <text:p text:style-name="P6">Now, sum the suqared residuals, Just like in <text:s/>the Least Squareds, we measure the distance from the mean to the data point and square it. Then we add them together. </text:p>
      <text:p text:style-name="P6"/>
      <text:p text:style-name="P6">Terminology: we call this SS(mean) for “sum of squares around the mean”.</text:p>
      <text:p text:style-name="P6"/>
      <text:p text:style-name="P6">SS(mean) = (data – mean)^2</text:p>
      <text:p text:style-name="P6">variation around the mean = (data – mean) ^2 / n; Where n is the sample size.</text:p>
      <text:p text:style-name="P6"/>
      <text:p text:style-name="P6">In general speaking:</text:p>
      <text:p text:style-name="P6">the variance (something) = sum of squares / the number of those things </text:p>
      <text:p text:style-name="P6"/>
      <text:p text:style-name="P6">Formula for the R-squared:</text:p>
      <text:p text:style-name="P6"/>
      <text:p text:style-name="P6">R-squared = var(mean) – var(fit) / var(mean)</text:p>
      <text:p text:style-name="P6"/>
      <text:p text:style-name="P6">var(mean) = 11.1</text:p>
      <text:p text:style-name="P6">var(fit) = 4.4</text:p>
      <text:p text:style-name="P6">=&gt; R-Squared = 11.1 – 4.4 / 11.1 = 0.6 = 60 %</text:p>
      <text:p text:style-name="P6">This means that there is 60 % reduction in variance when we take into consideration the mouse weight to predict it’s size. Or the mouse <text:span text:style-name="T4">weight </text:span>“explains” 60 % of the variation of the m<text:span text:style-name="T4">ouse size.</text:span></text:p>
      <text:p text:style-name="P6"><draw:line text:anchor-type="paragraph" draw:z-index="63" draw:name="Line 24" draw:style-name="gr1" draw:text-style-name="P13" svg:x1="3.548in" svg:y1="0.5114in" svg:x2="2.5689in" svg:y2="0.0598in"><text:p/></draw:line></text:p>
      <text:p text:style-name="P6"><draw:line text:anchor-type="paragraph" draw:z-index="54" draw:name="Line 19" draw:style-name="gr1" draw:text-style-name="P13" svg:x1="0.3811in" svg:y1="0.1874in" svg:x2="0.4157in" svg:y2="1.389in"><text:p/></draw:line><draw:line text:anchor-type="paragraph" draw:z-index="56" draw:name="Line 21" draw:style-name="gr1" draw:text-style-name="P13" svg:x1="0.1799in" svg:y1="1.3543in" svg:x2="1.6937in" svg:y2="0.0764in"><text:p/></draw:line></text:p>
      <text:p text:style-name="P6"><draw:line text:anchor-type="paragraph" draw:z-index="55" draw:name="Line 20" draw:style-name="gr1" draw:text-style-name="P13" svg:x1="0.2146in" svg:y1="0.9752in" svg:x2="3.6102in" svg:y2="0.9681in"><text:p/></draw:line><draw:custom-shape text:anchor-type="paragraph" draw:z-index="57" draw:name="Shape 34" draw:style-name="gr7" svg:width="0.1669in" svg:height="0.1461in" svg:x="0.6799in" svg:y="0.29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name="Shape 35" draw:style-name="gr6" svg:width="0.1531in" svg:height="0.1323in" svg:x="1.152in" svg:y="0.04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name="Shape 36" draw:style-name="gr5" svg:width="0.278in" svg:height="0.1807in" svg:x="1.9091in" svg:y="0.4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name="Shape 37" draw:style-name="gr4" svg:width="0.313in" svg:height="0.4378in" svg:x="1.4575in" svg:y="0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1" draw:name="Line 22" draw:style-name="gr1" draw:text-style-name="P13" svg:x1="-0.0772in" svg:y1="1.0583in" svg:x2="3.548in" svg:y2="0.1276in"><text:p/></draw:line><draw:line text:anchor-type="paragraph" draw:z-index="62" draw:name="Line 23" draw:style-name="gr1" draw:text-style-name="P13" svg:x1="-0.0772in" svg:y1="1.0583in" svg:x2="0.5685in" svg:y2="0.1831in"><text:p/></draw:lin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8">R-squared seems to be awesome, but what happens when we only have 2 datapoints?</text:p>
      <text:p text:style-name="P8"/>
      <text:p text:style-name="P8"/>
      <text:p text:style-name="P8"><draw:line text:anchor-type="paragraph" draw:z-index="64" draw:name="Line 25" draw:style-name="gr1" draw:text-style-name="P13" svg:x1="0.4925in" svg:y1="0.0154in" svg:x2="0.5063in" svg:y2="1.661in"><text:p/></draw:line><draw:line text:anchor-type="paragraph" draw:z-index="65" draw:name="Line 26" draw:style-name="gr1" draw:text-style-name="P13" svg:x1="0.3118in" svg:y1="1.4945in" svg:x2="3.9161in" svg:y2="1.5083in"><text:p/></draw:line><draw:custom-shape text:anchor-type="paragraph" draw:z-index="66" draw:name="Shape 38" draw:style-name="gr3" svg:width="0.1807in" svg:height="0.1394in" svg:x="1.0134in" svg:y="0.307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name="Shape 39" draw:style-name="gr2" svg:width="0.1949in" svg:height="0.1949in" svg:x="2.5272in" svg:y="1.10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8" draw:name="Line 27" draw:style-name="gr1" draw:text-style-name="P13" svg:x1="1.0827in" svg:y1="0.3693in" svg:x2="2.6106in" svg:y2="1.161in"><text:p/></draw:lin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8">What will happen with R-squared for this particular case?</text:p>
      <text:p text:style-name="P8"/>
      <text:p text:style-name="P7">R-squared = var(mean) – var(fit) / var(mean)</text:p>
      <text:p text:style-name="P7"/>
      <text:p text:style-name="P8">will always be 100%. That means that we can not trust R-squared for building our insights. </text:p>
      <text:p text:style-name="P8"/>
      <text:p text:style-name="P8">P-values were created for making R-squared somehow trustable.</text:p>
      <text:p text:style-name="P8"/>
      <text:p text:style-name="P8">P-values depend on a function called the F function.</text:p>
      <text:p text:style-name="P8"/>
      <text:p text:style-name="P8">F = the variation of the mouse size explained by its weight / the variation of the size NOT explained by its weight</text:p>
      <text:p text:style-name="P8"/>
      <text:p text:style-name="P8">F = [SS(mean) – SS(fit)]/(pfit – pmean) <text:s/>/ [SS(fit)]/(n-pfit)</text:p>
      <text:p text:style-name="P8"/>
      <text:p text:style-name="P8">This will tell use if the R-squared Is significant or not.</text:p>
      <text:p text:style-name="P8"/>
      <text:p text:style-name="P8">pfit = number of parameters in the fit line</text:p>
      <text:p text:style-name="P8">pmean = number of parameters in the mean line</text:p>
      <text:p text:style-name="P8"/>
      <text:p text:style-name="P8">y = y_interception + slope*X</text:p>
      <text:p text:style-name="P8"/>
      <text:p text:style-name="P8">2 parameters for the pfit</text:p>
      <text:p text:style-name="P8"/>
      <text:p text:style-name="P8">The bigger the F value, the bett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5:24:13.655118328</meta:creation-date>
    <dc:date>2023-10-04T08:31:39.932143238</dc:date>
    <meta:editing-duration>PT7M3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4" meta:paragraph-count="56" meta:word-count="595" meta:character-count="3768" meta:non-whitespace-character-count="2810"/>
  </office:meta>
</office:document-meta>
</file>